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8pt" style:font-size-asian="18pt" style:font-size-complex="18pt"/>
    </style:style>
    <style:style style:name="P2" style:family="paragraph" style:parent-style-name="Standard">
      <style:text-properties style:font-name="Arial"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Cations:</text:p>
      <text:p text:style-name="P1">Hydronium</text:p>
      <text:p text:style-name="P1">ion Hydrogène(proton) : H+</text:p>
      <text:p text:style-name="P1">ion Sodium : Na+</text:p>
      <text:p text:style-name="P1">ion Potasium : K+</text:p>
      <text:p text:style-name="P1">ion Calcium : Ca2+</text:p>
      <text:p text:style-name="P1">ion Magnésium : Mg2+</text:p>
      <text:p text:style-name="P1">ion Fereux ou Fer II : Fe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DT37M28S</meta:editing-duration>
    <meta:editing-cycles>6</meta:editing-cycles>
    <meta:generator>OpenOffice/4.1.7$Win32 OpenOffice.org_project/417m1$Build-9800</meta:generator>
    <dc:date>2021-02-19T10:13:00.79</dc:date>
    <meta:document-statistic meta:table-count="0" meta:image-count="0" meta:object-count="0" meta:page-count="1" meta:paragraph-count="8" meta:word-count="29" meta:character-count="139"/>
    <meta:user-defined meta:name="Info 1"/>
    <meta:user-defined meta:name="Info 2"/>
    <meta:user-defined meta:name="Info 3"/>
    <meta:user-defined meta:name="Info 4"/>
  </office:meta>
</office:document-meta>
</file>